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6.5cm" svg:x="1cm" svg:y="0.949cm">
          <text:p text:style-name="P1">visitor(program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1" draw:id="id1" draw:layer="layout" svg:width="13.986cm" svg:height="2.5cm" svg:x="3.514cm" svg:y="2.5cm">
          <text:p text:style-name="P1">Process all DEFINE_MACRO</text:p>
          <text:p text:style-name="P1">Register macros in his scopes</text:p>
          <text:p text:style-name="P1">Not compile and repl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4cm" svg:height="2.5cm" svg:x="3.5cm" svg:y="6cm">
          <text:p text:style-name="P1">State.macrosDefined=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14cm" svg:height="16cm" svg:x="3.5cm" svg:y="10cm">
          <text:p text:style-name="P1">Replace macros(visitor(programm)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4" draw:id="id4" draw:layer="layout" svg:width="10cm" svg:height="3.5cm" svg:x="5.5cm" svg:y="11cm">
          <text:p text:style-name="P1">Node is CallExpr &amp;</text:p>
          <text:p text:style-name="P1">has macro in his sco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5" draw:id="id5" draw:layer="layout" svg:width="10cm" svg:height="9cm" svg:x="5.5cm" svg:y="16cm">
          <text:p text:style-name="P1"><text:span text:style-name="T1">Process macro in call contex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6" draw:id="id6" draw:layer="layout" svg:width="7cm" svg:height="2.571cm" svg:x="7cm" svg:y="17.286cm">
          <text:p text:style-name="P1"><text:span text:style-name="T1">Compile if need</text:span></text:p>
          <text:p text:style-name="P1"><text:span text:style-name="T1">If has subMacros, use it</text:span></text:p>
          <text:p text:style-name="P1"><text:span text:style-name="T1">from macroSco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7cm" svg:height="2.571cm" svg:x="7cm" svg:y="21cm">
          <text:p text:style-name="P1"><text:span text:style-name="T1">Replace in callScope</text:span></text:p>
          <text:p text:style-name="P1"><text:span text:style-name="T1">Rename inner var,</text:span></text:p>
          <text:p text:style-name="P1"><text:span text:style-name="T1">using callSco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507cm" svg:y1="5cm" svg:x2="10.5cm" svg:y2="6cm" draw:start-shape="id1" draw:start-glue-point="6" draw:end-shape="id2" draw:end-glue-point="4" svg:d="M10507 5000v501h-7v499">
          <text:p/>
        </draw:connector>
        <draw:connector draw:style-name="gr4" draw:text-style-name="P1" draw:layer="layout" svg:x1="10.5cm" svg:y1="8.5cm" svg:x2="10.5cm" svg:y2="10cm" draw:start-shape="id2" draw:start-glue-point="6" draw:end-shape="id3" draw:end-glue-point="0" svg:d="M10500 8500v1500">
          <text:p/>
        </draw:connector>
        <draw:connector draw:style-name="gr4" draw:text-style-name="P1" draw:layer="layout" svg:x1="10.5cm" svg:y1="14.5cm" svg:x2="10.5cm" svg:y2="16cm" draw:start-shape="id4" draw:start-glue-point="6" draw:end-shape="id5" draw:end-glue-point="0" svg:d="M10500 14500v1500">
          <text:p/>
        </draw:connector>
        <draw:connector draw:style-name="gr4" draw:text-style-name="P1" draw:layer="layout" svg:x1="10.5cm" svg:y1="19.857cm" svg:x2="10.5cm" svg:y2="21cm" draw:start-shape="id6" draw:start-glue-point="6" draw:end-shape="id7" draw:end-glue-point="4" svg:d="M10500 19857v1143">
          <text:p/>
        </draw:connector>
        <draw:connector draw:style-name="gr5" draw:text-style-name="P4" draw:layer="layout" draw:line-skew="0cm -0.499cm" svg:x1="14cm" svg:y1="18.572cm" svg:x2="10.5cm" svg:y2="10cm" draw:start-shape="id6" draw:start-glue-point="7" draw:end-shape="id3" draw:end-glue-point="0" svg:d="M14000 18572h4002v-9572h-7502v1000">
          <text:p text:style-name="P3"><text:span text:style-name="T2"><text:s text:c="17"/></text:span><text:span text:style-name="T2">Has subMacr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4</meta:editing-cycles>
    <meta:generator>OpenOffice/4.1.1$Win32 OpenOffice.org_project/411m6$Build-9775</meta:generator>
    <dc:date>2016-01-23T21:19:04.36</dc:date>
    <meta:document-statistic meta:object-count="13"/>
  </office:meta>
</office:document-meta>
</file>